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3f6" officeooo:paragraph-rsid="000c73f6"/>
    </style:style>
    <style:style style:name="P2" style:family="paragraph" style:parent-style-name="Standard">
      <style:text-properties officeooo:rsid="000c73f6" officeooo:paragraph-rsid="00117271"/>
    </style:style>
    <style:style style:name="P3" style:family="paragraph" style:parent-style-name="Standard">
      <style:text-properties officeooo:rsid="000c73f6" officeooo:paragraph-rsid="000c73f6"/>
    </style:style>
    <style:style style:name="P4" style:family="paragraph" style:parent-style-name="Standard">
      <style:text-properties officeooo:rsid="0013c11c" officeooo:paragraph-rsid="0013c11c"/>
    </style:style>
    <style:style style:name="T1" style:family="text">
      <style:text-properties officeooo:rsid="000cbca6"/>
    </style:style>
    <style:style style:name="T2" style:family="text">
      <style:text-properties officeooo:rsid="0014de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mandline::</text:p>
      <text:p text:style-name="P2">sudo code . --user-data-dir</text:p>
      <text:p text:style-name="P1"><text:span text:style-name="T1">s</text:span>udo npm install @angular/core </text:p>
      <text:p text:style-name="P1">sudo npm install rxjs</text:p>
      <text:p text:style-name="P1">sudo npm install @angular/cli</text:p>
      <text:p text:style-name="P1">sudo npm install angular</text:p>
      <text:p text:style-name="P1">sudo npm install</text:p>
      <text:p text:style-name="P1"/>
      <text:p text:style-name="P4">VS Code shortcuts ::</text:p>
      <text:p text:style-name="P4">use camelcase for variables and thereafter intial letters of variable can be used to print complete variable.</text:p>
      <text:p text:style-name="P4">Right click =&gt; format <text:span text:style-name="T2">document</text:span></text:p>
      <text:p text:style-name="P4">Use Alt to generate multiple cursors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2:58:42.329589337</meta:creation-date>
    <dc:date>2019-08-14T00:15:01.571932691</dc:date>
    <meta:editing-duration>P1DT2H12M5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57" meta:character-count="358" meta:non-whitespace-character-count="310"/>
  </office:meta>
</office:document-meta>
</file>